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P4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Arial"/>
    </style:style>
    <style:style style:name="T2" style:family="text">
      <style:text-properties fo:color="#ff0000"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crypt uninstall/install processing</text:p>
      <text:p text:style-name="Standard"><text:span text:style-name="Source_20_Text"><text:span text:style-name="T1"/></text:span></text:p>
      <text:p text:style-name="P3"><text:span text:style-name="Source_20_Text"><text:span text:style-name="T1">gem uninstall bcrypt</text:span></text:span><text:span text:style-name="T1"> and select option 3 (if exist) </text:span></text:p>
      <text:p text:style-name="P3"><text:span text:style-name="T1">Second option below will work if the first doesn't </text:span></text:p>
      <text:p text:style-name="P2"><text:span text:style-name="T1"><text:tab/>gem uninstall bcrypt</text:span></text:p>
      <text:p text:style-name="P2"><text:span text:style-name="T1"/></text:p>
      <text:p text:style-name="P2"><text:span text:style-name="T1"><text:tab/>Select gem to uninstall:</text:span></text:p>
      <text:p text:style-name="P2"><text:span text:style-name="T1"><text:s/><text:tab/>1. bcrypt-3.1.11</text:span></text:p>
      <text:p text:style-name="P2"><text:span text:style-name="T1"><text:s/><text:tab/>2. bcrypt-3.1.11-x64-mingw32 ==&gt; </text:span><text:span text:style-name="T2">this seems to cause some problems</text:span></text:p>
      <text:p text:style-name="P2"><text:span text:style-name="T1"><text:s/><text:tab/>3. All versions</text:span></text:p>
      <text:p text:style-name="P2"><text:span text:style-name="T1"><text:tab/>&gt; 2</text:span></text:p>
      <text:p text:style-name="P4"><text:span text:style-name="T1"><text:tab/>Successfully uninstalled bcrypt-3.1.11-x64-mingw32<text:tab/></text:span></text:p>
      <text:p text:style-name="P2"><text:span text:style-name="T1"/></text:p>
      <text:p text:style-name="Standard"><text:span text:style-name="Source_20_Text"><text:span text:style-name="T1">gem uninstall bcrypt-ruby</text:span></text:span><text:span text:style-name="T1"> and select option 3 (if exist)</text:span><text:span text:style-name="Source_20_Text"><text:span text:style-name="T1"> </text:span></text:span></text:p>
      <text:p text:style-name="Standard"><text:span text:style-name="Source_20_Text"><text:span text:style-name="T1">gem install bcrypt --platform=ruby</text:span></text:span><text:span text:style-name="T1"> </text:span></text:p>
      <text:p text:style-name="P1">Add this line to gemfile</text:p>
      <text:p text:style-name="Standard"><text:span text:style-name="T1"><text:s/></text:span></text:p>
      <text:p text:style-name="Standard"><text:span text:style-name="Source_20_Text"><text:span text:style-name="T1">gem 'bcrypt', platforms: :ruby</text:span></text:span><text:span text:style-name="T1"> </text:span></text:p>
      <text:p text:style-name="P1"/>
      <text:p text:style-name="P1">run bundle install</text:p>
      <text:p text:style-name="P1"/>
      <text:p text:style-name="P1">If still not working</text:p>
      <text:p text:style-name="P1">Stop rails server</text:p>
      <text:p text:style-name="P1">change gemfile line to </text:p>
      <text:p text:style-name="P1">gem 'bcrypt', '~&gt; 3.1.11'</text:p>
      <text:p text:style-name="P1">restart rails server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3-22T08:13:13.34</meta:creation-date>
    <dc:date>2017-03-30T09:58:13.11</dc:date>
    <dc:creator>Green Leaf Services</dc:creator>
    <meta:editing-duration>PT22M18S</meta:editing-duration>
    <meta:editing-cycles>4</meta:editing-cycles>
    <meta:generator>OpenOffice/4.1.3$Win32 OpenOffice.org_project/413m1$Build-9783</meta:generator>
    <meta:printed-by>Green Leaf Services</meta:printed-by>
    <meta:print-date>2017-03-30T09:43:20.16</meta:print-date>
    <meta:document-statistic meta:table-count="0" meta:image-count="0" meta:object-count="0" meta:page-count="1" meta:paragraph-count="22" meta:word-count="91" meta:character-count="615"/>
  </office:meta>
</office:document-meta>
</file>